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.0071in" fo:margin-bottom="0.0071in" style:contextual-spacing="false" fo:line-height="115%"/>
    </style:style>
    <style:style style:name="P2" style:family="paragraph" style:parent-style-name="Standard">
      <style:paragraph-properties fo:line-height="115%"/>
      <style:text-properties officeooo:paragraph-rsid="00098646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2.0307in"/>
          <style:tab-stop style:position="3.6874in" style:type="center"/>
        </style:tab-stops>
      </style:paragraph-properties>
      <style:text-properties fo:color="#000000" loext:opacity="100%" style:font-name="Roboto" fo:font-size="4pt" fo:font-weight="bold" style:font-name-asian="Roboto1" style:font-size-asian="4pt" style:font-weight-asian="bold" style:font-name-complex="Roboto1" style:font-size-complex="4pt"/>
    </style:style>
    <style:style style:name="P4" style:family="paragraph" style:parent-style-name="Standard">
      <style:paragraph-properties fo:line-height="115%"/>
      <style:text-properties fo:color="#000000" loext:opacity="100%" style:font-name="Arial" fo:font-size="2pt" fo:font-weight="bold" style:font-name-asian="Arial3" style:font-size-asian="2pt" style:font-weight-asian="bold" style:font-name-complex="Arial3" style:font-size-complex="2pt"/>
    </style:style>
    <style:style style:name="P5" style:family="paragraph" style:parent-style-name="Standard">
      <style:paragraph-properties fo:margin-top="0.0071in" fo:margin-bottom="0.0071in" style:contextual-spacing="false" fo:line-height="115%"/>
      <style:text-properties fo:color="#000000" loext:opacity="100%" style:font-name="Arial" fo:font-size="2pt" fo:font-weight="bold" style:font-name-asian="Arial3" style:font-size-asian="2pt" style:font-weight-asian="bold" style:font-name-complex="Arial3" style:font-size-complex="2pt"/>
    </style:style>
    <style:style style:name="P6" style:family="paragraph" style:parent-style-name="Standard">
      <style:paragraph-properties fo:line-height="115%"/>
      <style:text-properties fo:color="#333333" loext:opacity="100%" style:font-name="Arial" fo:font-size="2pt" fo:font-weight="bold" style:font-name-asian="Arial3" style:font-size-asian="2pt" style:font-weight-asian="bold" style:font-name-complex="Arial3" style:font-size-complex="2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15%"/>
      <style:text-properties style:font-name="Arial" fo:font-size="2pt" style:font-name-asian="Arial3" style:font-size-asian="2pt" style:font-name-complex="Arial3" style:font-size-complex="2pt"/>
    </style:style>
    <style:style style:name="P9" style:family="paragraph" style:parent-style-name="Standard">
      <style:text-properties style:font-name="Arial" fo:font-weight="bold" style:font-name-asian="Arial3" style:font-weight-asian="bold" style:font-name-complex="Arial3"/>
    </style:style>
    <style:style style:name="P10" style:family="paragraph" style:parent-style-name="Standard">
      <style:paragraph-properties fo:line-height="115%" fo:padding-left="0in" fo:padding-right="0in" fo:padding-top="0in" fo:padding-bottom="0.0138in" fo:border-left="none" fo:border-right="none" fo:border-top="none" fo:border-bottom="0.51pt solid #000000"/>
      <style:text-properties fo:color="#2e75b5" loext:opacity="100%" style:font-name="Arial" fo:font-size="12pt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line-height="115%" fo:orphans="0" fo:widows="0" fo:padding-left="0in" fo:padding-right="0in" fo:padding-top="0in" fo:padding-bottom="0.0138in" fo:border-left="none" fo:border-right="none" fo:border-top="none" fo:border-bottom="0.51pt solid #000000"/>
      <style:text-properties fo:color="#2e75b5" loext:opacity="100%" style:font-name="Arial" fo:font-size="12pt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 style:master-pag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2" fo:widows="2" fo:text-indent="0.0618in" style:auto-text-indent="false" style:page-number="1" fo:background-color="transparent" style:writing-mode="lr-tb">
        <style:tab-stops>
          <style:tab-stop style:position="2.0307in"/>
          <style:tab-stop style:position="3.6874in" style:type="center"/>
        </style:tab-stops>
      </style:paragraph-properties>
      <style:text-properties officeooo:paragraph-rsid="00154082"/>
    </style:style>
    <style:style style:name="P13" style:family="paragraph" style:parent-style-name="Standard" style:list-style-name="L1">
      <style:paragraph-properties fo:line-height="115%" fo:padding="0in" fo:border="none" style:shadow="none" style:join-border="false"/>
      <style:text-properties officeooo:paragraph-rsid="0005760c"/>
    </style:style>
    <style:style style:name="P14" style:family="paragraph" style:parent-style-name="Standard" style:list-style-name="L2">
      <style:paragraph-properties fo:line-height="115%"/>
      <style:text-properties officeooo:paragraph-rsid="00098646"/>
    </style:style>
    <style:style style:name="P15" style:family="paragraph" style:parent-style-name="Standard" style:list-style-name="L4">
      <style:paragraph-properties fo:line-height="115%"/>
    </style:style>
    <style:style style:name="P16" style:family="paragraph" style:parent-style-name="Standard" style:list-style-name="L5">
      <style:paragraph-properties fo:line-height="115%" fo:padding="0in" fo:border="none" style:shadow="none" style:join-border="false"/>
    </style:style>
    <style:style style:name="P17" style:family="paragraph" style:parent-style-name="Standard" style:list-style-name="L6">
      <style:paragraph-properties fo:line-height="115%" fo:text-align="justify" style:justify-single-word="false"/>
    </style:style>
    <style:style style:name="P18" style:family="paragraph" style:parent-style-name="Standard" style:list-style-name="L9">
      <style:paragraph-properties fo:margin-top="0.0071in" fo:margin-bottom="0.0071in" style:contextual-spacing="false" fo:line-height="115%"/>
    </style:style>
    <style:style style:name="P19" style:family="paragraph" style:parent-style-name="Standard" style:list-style-name="L10">
      <style:paragraph-properties fo:margin-top="0.0071in" fo:margin-bottom="0.0071in" style:contextual-spacing="false" fo:line-height="115%"/>
    </style:style>
    <style:style style:name="P20" style:family="paragraph" style:parent-style-name="Standard">
      <style:paragraph-properties fo:line-height="115%" fo:text-align="center" style:justify-single-word="false">
        <style:tab-stops>
          <style:tab-stop style:position="2.0307in"/>
          <style:tab-stop style:position="3.6874in" style:type="center"/>
        </style:tab-stops>
      </style:paragraph-properties>
      <style:text-properties officeooo:paragraph-rsid="00106f43"/>
    </style:style>
    <style:style style:name="P21" style:family="paragraph" style:parent-style-name="Standard" style:list-style-name="L3">
      <style:paragraph-properties fo:line-height="150%"/>
      <style:text-properties officeooo:paragraph-rsid="0004df97"/>
    </style:style>
    <style:style style:name="P22" style:family="paragraph" style:parent-style-name="Standard" style:list-style-name="L4">
      <style:paragraph-properties fo:line-height="150%" fo:text-align="justify" style:justify-single-word="false" fo:padding="0in" fo:border="none" style:shadow="none" style:join-border="false"/>
    </style:style>
    <style:style style:name="P23" style:family="paragraph" style:parent-style-name="Standard" style:list-style-name="L6">
      <style:paragraph-properties fo:line-height="150%" fo:text-align="justify" style:justify-single-word="false"/>
    </style:style>
    <style:style style:name="P24" style:family="paragraph" style:parent-style-name="Standard" style:list-style-name="L5">
      <style:paragraph-properties fo:line-height="150%" fo:padding="0in" fo:border="none" style:shadow="none" style:join-border="false"/>
    </style:style>
    <style:style style:name="P25" style:family="paragraph" style:parent-style-name="Standard" style:list-style-name="L7">
      <style:paragraph-properties fo:line-height="150%"/>
      <style:text-properties officeooo:paragraph-rsid="0004df97"/>
    </style:style>
    <style:style style:name="P26" style:family="paragraph" style:parent-style-name="Standard" style:list-style-name="WWNum5">
      <style:paragraph-properties fo:margin-left="0in" fo:margin-right="0in" fo:line-height="150%" fo:text-indent="0in" style:auto-text-indent="false"/>
      <style:text-properties officeooo:paragraph-rsid="0004df97"/>
    </style:style>
    <style:style style:name="P27" style:family="paragraph" style:parent-style-name="Standard" style:list-style-name="WWNum5">
      <style:paragraph-properties fo:line-height="150%"/>
      <style:text-properties officeooo:paragraph-rsid="0004df97"/>
    </style:style>
    <style:style style:name="P28" style:family="paragraph" style:parent-style-name="Standard" style:list-style-name="L4"/>
    <style:style style:name="P29" style:family="paragraph" style:parent-style-name="Standard" style:list-style-name="L5">
      <style:paragraph-properties fo:line-height="115%"/>
      <style:text-properties style:font-name="Arial" fo:font-size="9pt" fo:font-style="italic" style:font-name-asian="Arial3" style:font-size-asian="9pt" style:font-style-asian="italic" style:font-name-complex="Arial3" style:font-size-complex="9pt"/>
    </style:style>
    <style:style style:name="P30" style:family="paragraph" style:parent-style-name="Standard" style:list-style-name="L6">
      <style:paragraph-properties fo:line-height="115%" fo:text-align="justify" style:justify-single-word="false"/>
      <style:text-properties style:font-name="Arial" fo:font-size="9pt" fo:font-style="italic" style:font-name-asian="Arial3" style:font-size-asian="9pt" style:font-style-asian="italic" style:font-name-complex="Arial3" style:font-size-complex="9pt"/>
    </style:style>
    <style:style style:name="P31" style:family="paragraph" style:parent-style-name="Standard" style:list-style-name="L7">
      <style:paragraph-properties fo:line-height="115%"/>
      <style:text-properties fo:font-weight="normal" officeooo:paragraph-rsid="0004df97" style:font-weight-asian="normal" style:font-weight-complex="normal"/>
    </style:style>
    <style:style style:name="P32" style:family="paragraph" style:parent-style-name="Standard" style:list-style-name="L7">
      <style:paragraph-properties fo:line-height="115%"/>
      <style:text-properties style:font-name="Arial2" officeooo:rsid="0004df97" officeooo:paragraph-rsid="0004df97"/>
    </style:style>
    <style:style style:name="P33" style:family="paragraph" style:parent-style-name="Standard" style:list-style-name="L7">
      <style:paragraph-properties fo:line-height="150%"/>
      <style:text-properties style:font-name="Arial2" officeooo:rsid="0004df97" officeooo:paragraph-rsid="0004df97"/>
    </style:style>
    <style:style style:name="P34" style:family="paragraph" style:parent-style-name="Standard" style:list-style-name="L8"/>
    <style:style style:name="P35" style:family="paragraph" style:parent-style-name="Standard">
      <style:paragraph-properties fo:line-height="115%" fo:padding-left="0in" fo:padding-right="0in" fo:padding-top="0in" fo:padding-bottom="0.0138in" fo:border-left="none" fo:border-right="none" fo:border-top="none" fo:border-bottom="0.51pt solid #000000"/>
      <style:text-properties fo:color="#2e75b5" loext:opacity="100%" style:font-name="Arial" fo:font-size="12pt" fo:font-weight="bold" officeooo:rsid="00106f43" officeooo:paragraph-rsid="00106f43" style:font-name-asian="Arial3" style:font-size-asian="12pt" style:font-weight-asian="bold" style:font-name-complex="Arial3" style:font-size-complex="12pt"/>
    </style:style>
    <style:style style:name="T1" style:family="text">
      <style:text-properties fo:font-variant="small-caps" fo:color="#1f3864" loext:opacity="100%" fo:font-size="20pt" fo:font-weight="bold" style:font-size-asian="20pt" style:font-weight-asian="bold" style:font-size-complex="20pt"/>
    </style:style>
    <style:style style:name="T2" style:family="text">
      <style:text-properties fo:font-variant="small-caps" fo:color="#1f3864" loext:opacity="100%" fo:font-size="20pt" fo:font-weight="bold" officeooo:rsid="0004df97" style:font-size-asian="20pt" style:font-weight-asian="bold" style:font-size-complex="20pt"/>
    </style:style>
    <style:style style:name="T3" style:family="text">
      <style:text-properties fo:font-variant="small-caps" style:font-name="Arial" fo:font-size="7pt" style:font-name-asian="Arial3" style:font-size-asian="7pt" style:font-name-complex="Arial3" style:font-size-complex="7pt"/>
    </style:style>
    <style:style style:name="T4" style:family="text">
      <style:text-properties fo:font-variant="small-caps" style:font-name="Arial" fo:font-size="7pt" fo:font-weight="bold" style:font-name-asian="Arial3" style:font-size-asian="7pt" style:font-weight-asian="bold" style:font-name-complex="Arial3" style:font-size-complex="7pt"/>
    </style:style>
    <style:style style:name="T5" style:family="text">
      <style:text-properties fo:font-variant="small-caps" style:font-name="Arial" style:font-name-asian="Arial3" style:font-name-complex="Arial3"/>
    </style:style>
    <style:style style:name="T6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style:font-name-asian="Arial3" style:font-size-asian="7pt" style:font-weight-asian="bold" style:font-name-complex="Arial3" style:font-size-complex="7pt"/>
    </style:style>
    <style:style style:name="T7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officeooo:rsid="00106f43" style:font-name-asian="Arial3" style:font-size-asian="7pt" style:font-weight-asian="bold" style:font-name-complex="Arial3" style:font-size-complex="7pt"/>
    </style:style>
    <style:style style:name="T8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officeooo:rsid="00106f43" style:font-name-asian="Arial3" style:font-size-asian="7pt" style:font-weight-asian="bold" style:font-name-complex="Arial3" style:font-size-complex="7pt" style:font-weight-complex="bold"/>
    </style:style>
    <style:style style:name="T9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officeooo:rsid="00154082" style:font-name-asian="Arial3" style:font-size-asian="7pt" style:font-weight-asian="bold" style:font-name-complex="Arial3" style:font-size-complex="7pt" style:font-weight-complex="bold"/>
    </style:style>
    <style:style style:name="T10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fo:background-color="#729fcf" loext:char-shading-value="0" style:font-name-asian="Arial3" style:font-size-asian="7pt" style:font-weight-asian="bold" style:font-name-complex="Arial3" style:font-size-complex="7pt"/>
    </style:style>
    <style:style style:name="T11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bold" fo:background-color="#729fcf" loext:char-shading-value="0" style:font-name-asian="Arial3" style:font-size-asian="7pt" style:font-weight-asian="bold" style:font-name-complex="Arial3" style:font-size-complex="7pt"/>
    </style:style>
    <style:style style:name="T12" style:family="text">
      <style:text-properties fo:font-variant="small-caps" fo:color="#1155cc" loext:opacity="100%" style:font-name="Arial" fo:font-size="7pt" style:text-underline-style="solid" style:text-underline-width="auto" style:text-underline-color="font-color" fo:font-weight="normal" officeooo:rsid="00106f43" style:font-name-asian="Arial3" style:font-size-asian="7pt" style:font-weight-asian="normal" style:font-name-complex="Arial3" style:font-size-complex="7pt" style:font-weight-complex="normal"/>
    </style:style>
    <style:style style:name="T13" style:family="text">
      <style:text-properties fo:font-variant="small-caps" fo:color="#1155cc" loext:opacity="100%" style:font-name="Arial" fo:font-size="7pt" fo:font-weight="bold" style:font-name-asian="Arial3" style:font-size-asian="7pt" style:font-weight-asian="bold" style:font-name-complex="Arial3" style:font-size-complex="7pt"/>
    </style:style>
    <style:style style:name="T14" style:family="text">
      <style:text-properties fo:font-variant="small-caps" fo:color="#1155cc" loext:opacity="100%" style:font-name="Arial" fo:font-size="7pt" fo:font-weight="bold" style:font-name-asian="Arial3" style:font-size-asian="7pt" style:font-weight-asian="bold" style:font-name-complex="Arial3" style:font-size-complex="7pt" style:font-weight-complex="bold"/>
    </style:style>
    <style:style style:name="T15" style:family="text">
      <style:text-properties fo:font-variant="small-caps" fo:color="#1155cc" loext:opacity="100%" style:font-name="Arial" fo:font-size="7pt" fo:font-weight="bold" officeooo:rsid="0004df97" style:font-name-asian="Arial3" style:font-size-asian="7pt" style:font-weight-asian="bold" style:font-name-complex="Arial3" style:font-size-complex="7pt" style:font-weight-complex="bold"/>
    </style:style>
    <style:style style:name="T16" style:family="text">
      <style:text-properties fo:font-variant="small-caps" fo:color="#1155cc" loext:opacity="100%" style:font-name="Arial" fo:font-size="7pt" style:font-name-asian="Arial3" style:font-size-asian="7pt" style:font-name-complex="Arial3" style:font-size-complex="7pt"/>
    </style:style>
    <style:style style:name="T17" style:family="text">
      <style:text-properties fo:font-variant="small-caps" fo:color="#1155cc" loext:opacity="100%" style:font-name="Arial" fo:font-size="7pt" style:text-underline-style="none" fo:font-weight="bold" style:font-name-asian="Arial3" style:font-size-asian="7pt" style:font-weight-asian="bold" style:font-name-complex="Arial3" style:font-size-complex="7pt"/>
    </style:style>
    <style:style style:name="T18" style:family="text">
      <style:text-properties fo:font-variant="small-caps" fo:color="#1155cc" loext:opacity="100%" style:font-name="Arial" fo:font-size="7pt" style:text-underline-style="none" fo:font-weight="bold" officeooo:rsid="00106f43" style:font-name-asian="Arial3" style:font-size-asian="7pt" style:font-weight-asian="bold" style:font-name-complex="Arial3" style:font-size-complex="7pt"/>
    </style:style>
    <style:style style:name="T19" style:family="text">
      <style:text-properties fo:font-variant="small-caps" fo:color="#1155cc" loext:opacity="100%" style:font-name="Arial" fo:font-size="7pt" style:text-underline-style="none" fo:font-weight="bold" officeooo:rsid="00154082" style:font-name-asian="Arial3" style:font-size-asian="7pt" style:font-weight-asian="bold" style:font-name-complex="Arial3" style:font-size-complex="7pt"/>
    </style:style>
    <style:style style:name="T20" style:family="text">
      <style:text-properties fo:font-variant="small-caps" fo:color="#1155cc" loext:opacity="100%" style:font-name="Arial" fo:font-size="7pt" style:text-underline-style="none" fo:font-weight="bold" officeooo:rsid="00154082" style:font-name-asian="Arial3" style:font-size-asian="7pt" style:font-weight-asian="bold" style:font-name-complex="Arial3" style:font-size-complex="7pt" style:font-weight-complex="bold"/>
    </style:style>
    <style:style style:name="T21" style:family="text">
      <style:text-properties fo:font-variant="small-caps" fo:color="#1155cc" loext:opacity="100%" style:font-name="Arial" fo:font-size="7pt" style:text-underline-style="none" fo:font-weight="bold" officeooo:rsid="00106f43" fo:background-color="#1155cc" loext:char-shading-value="0" style:font-name-asian="Arial3" style:font-size-asian="7pt" style:font-weight-asian="bold" style:font-name-complex="Arial3" style:font-size-complex="7pt"/>
    </style:style>
    <style:style style:name="T22" style:family="text">
      <style:text-properties fo:font-variant="small-caps" fo:color="#1155cc" loext:opacity="100%" style:font-name="Arial" fo:font-size="7pt" style:text-underline-style="none" fo:font-weight="bold" officeooo:rsid="00106f43" fo:background-color="#1155cc" loext:char-shading-value="0" style:font-name-asian="Arial3" style:font-size-asian="7pt" style:font-weight-asian="bold" style:font-name-complex="Arial3" style:font-size-complex="7pt"/>
    </style:style>
    <style:style style:name="T23" style:family="text">
      <style:text-properties fo:font-variant="small-caps" fo:color="#1155cc" loext:opacity="100%" style:font-name="Arial" fo:font-size="7pt" style:text-underline-style="none" fo:font-weight="bold" officeooo:rsid="00106f43" fo:background-color="transparent" loext:char-shading-value="0" style:font-name-asian="Arial3" style:font-size-asian="7pt" style:font-weight-asian="bold" style:font-name-complex="Arial3" style:font-size-complex="7pt"/>
    </style:style>
    <style:style style:name="T24" style:family="text">
      <style:text-properties fo:font-variant="small-caps" fo:color="#1155cc" loext:opacity="100%" style:font-name="Arial" fo:font-size="7pt" style:text-underline-style="none" fo:font-weight="bold" officeooo:rsid="00154082" fo:background-color="transparent" loext:char-shading-value="0" style:font-name-asian="Arial3" style:font-size-asian="7pt" style:font-weight-asian="bold" style:font-name-complex="Arial3" style:font-size-complex="7pt"/>
    </style:style>
    <style:style style:name="T25" style:family="text">
      <style:text-properties fo:font-variant="small-caps" fo:color="#1155cc" loext:opacity="100%" style:font-name="Arial" fo:font-size="7pt" style:text-underline-style="none" fo:font-weight="bold" officeooo:rsid="00154082" fo:background-color="transparent" loext:char-shading-value="0" style:font-name-asian="Arial3" style:font-size-asian="7pt" style:font-weight-asian="bold" style:font-name-complex="Arial3" style:font-size-complex="7pt"/>
    </style:style>
    <style:style style:name="T26" style:family="text">
      <style:text-properties fo:font-variant="small-caps" fo:color="#1155cc" loext:opacity="100%" style:font-name="Arial" fo:font-size="7pt" style:text-underline-style="none" fo:font-weight="bold" officeooo:rsid="00106f43" fo:background-color="#3465a4" loext:char-shading-value="0" style:font-name-asian="Arial3" style:font-size-asian="7pt" style:font-weight-asian="bold" style:font-name-complex="Arial3" style:font-size-complex="7pt"/>
    </style:style>
    <style:style style:name="T27" style:family="text">
      <style:text-properties fo:font-variant="small-caps" fo:color="#1155cc" loext:opacity="100%" style:font-name="Arial" fo:font-size="7pt" style:text-underline-style="none" fo:font-weight="bold" officeooo:rsid="00154082" fo:background-color="#3465a4" loext:char-shading-value="0" style:font-name-asian="Arial3" style:font-size-asian="7pt" style:font-weight-asian="bold" style:font-name-complex="Arial3" style:font-size-complex="7pt"/>
    </style:style>
    <style:style style:name="T28" style:family="text">
      <style:text-properties fo:font-variant="small-caps" fo:color="#1155cc" loext:opacity="100%" style:font-name="Arial" fo:font-size="7pt" style:text-underline-style="none" fo:font-weight="normal" officeooo:rsid="00154082" style:font-name-asian="Arial3" style:font-size-asian="7pt" style:font-weight-asian="normal" style:font-name-complex="Arial3" style:font-size-complex="7pt" style:font-weight-complex="normal"/>
    </style:style>
    <style:style style:name="T29" style:family="text">
      <style:text-properties fo:font-variant="small-caps" fo:color="#5983b0" loext:opacity="100%" style:font-name="Arial" fo:font-size="7pt" style:text-underline-style="none" fo:font-weight="bold" officeooo:rsid="00154082" fo:background-color="transparent" loext:char-shading-value="0" style:font-name-asian="Arial3" style:font-size-asian="7pt" style:font-weight-asian="bold" style:font-name-complex="Arial3" style:font-size-complex="7pt"/>
    </style:style>
    <style:style style:name="T30" style:family="text">
      <style:text-properties fo:font-variant="small-caps" fo:color="#5983b0" loext:opacity="100%" style:font-name="Arial" fo:font-size="7pt" style:text-underline-style="none" fo:font-weight="bold" officeooo:rsid="00106f43" fo:background-color="transparent" loext:char-shading-value="0" style:font-name-asian="Arial3" style:font-size-asian="7pt" style:font-weight-asian="bold" style:font-name-complex="Arial3" style:font-size-complex="7pt"/>
    </style:style>
    <style:style style:name="T31" style:family="text">
      <style:text-properties fo:font-variant="small-caps" fo:color="#5983b0" loext:opacity="100%" style:font-name="Arial" fo:font-size="7pt" style:text-underline-style="solid" style:text-underline-width="auto" style:text-underline-color="font-color" fo:font-weight="bold" officeooo:rsid="00154082" fo:background-color="transparent" loext:char-shading-value="0" style:font-name-asian="Arial3" style:font-size-asian="7pt" style:font-weight-asian="bold" style:font-name-complex="Arial3" style:font-size-complex="7pt"/>
    </style:style>
    <style:style style:name="T32" style:family="text">
      <style:text-properties fo:font-variant="small-caps" fo:color="#5983b0" loext:opacity="100%" style:font-name="Arial" fo:font-size="7pt" style:text-underline-style="solid" style:text-underline-width="auto" style:text-underline-color="font-color" fo:font-weight="bold" officeooo:rsid="00106f43" fo:background-color="transparent" loext:char-shading-value="0" style:font-name-asian="Arial3" style:font-size-asian="7pt" style:font-weight-asian="bold" style:font-name-complex="Arial3" style:font-size-complex="7pt"/>
    </style:style>
    <style:style style:name="T33" style:family="text">
      <style:text-properties fo:font-variant="small-caps" fo:color="#3465a4" loext:opacity="100%" style:font-name="Arial" fo:font-size="7pt" style:text-underline-style="solid" style:text-underline-width="auto" style:text-underline-color="font-color" fo:font-weight="bold" officeooo:rsid="00154082" fo:background-color="transparent" loext:char-shading-value="0" style:font-name-asian="Arial3" style:font-size-asian="7pt" style:font-weight-asian="bold" style:font-name-complex="Arial3" style:font-size-complex="7pt"/>
    </style:style>
    <style:style style:name="T34" style:family="text">
      <style:text-properties fo:font-variant="small-caps" fo:color="#3465a4" loext:opacity="100%" style:font-name="Arial" fo:font-size="7pt" style:text-underline-style="solid" style:text-underline-width="auto" style:text-underline-color="font-color" fo:font-weight="bold" officeooo:rsid="00106f43" fo:background-color="transparent" loext:char-shading-value="0" style:font-name-asian="Arial3" style:font-size-asian="7pt" style:font-weight-asian="bold" style:font-name-complex="Arial3" style:font-size-complex="7pt"/>
    </style:style>
    <style:style style:name="T35" style:family="text">
      <style:text-properties fo:color="#1155cc" loext:opacity="100%" style:font-name="Arial" fo:font-size="7pt" style:text-underline-style="solid" style:text-underline-width="auto" style:text-underline-color="font-color" fo:font-weight="bold" style:font-name-asian="Arial3" style:font-size-asian="7pt" style:font-weight-asian="bold" style:font-name-complex="Arial3" style:font-size-complex="7pt" style:font-weight-complex="bold"/>
    </style:style>
    <style:style style:name="T36" style:family="text">
      <style:text-properties fo:color="#1155cc" loext:opacity="100%" style:font-name="Arial" fo:font-size="7pt" style:text-underline-style="none" fo:font-weight="bold" officeooo:rsid="00077751" style:font-name-asian="Arial3" style:font-size-asian="7pt" style:font-weight-asian="bold" style:font-name-complex="Arial3" style:font-size-complex="7pt" style:font-weight-complex="bold"/>
    </style:style>
    <style:style style:name="T37" style:family="text">
      <style:text-properties fo:color="#1155cc" loext:opacity="100%" style:font-name="Arial" fo:font-size="7pt" style:text-underline-style="none" fo:font-weight="bold" officeooo:rsid="000844a3" style:font-name-asian="Arial3" style:font-size-asian="7pt" style:font-weight-asian="bold" style:font-name-complex="Arial3" style:font-size-complex="7pt" style:font-weight-complex="bold"/>
    </style:style>
    <style:style style:name="T38" style:family="text">
      <style:text-properties fo:color="#1155cc" loext:opacity="100%" style:font-name="Arial" style:text-underline-style="solid" style:text-underline-width="auto" style:text-underline-color="font-color" fo:font-weight="bold" style:font-name-asian="Arial3" style:font-weight-asian="bold" style:font-name-complex="Arial3"/>
    </style:style>
    <style:style style:name="T39" style:family="text">
      <style:text-properties fo:color="#1155cc" loext:opacity="100%" style:font-name="Arial" fo:font-weight="bold" style:font-name-asian="Arial3" style:font-weight-asian="bold" style:font-name-complex="Arial3" style:font-weight-complex="bold"/>
    </style:style>
    <style:style style:name="T40" style:family="text">
      <style:text-properties fo:color="#1155cc" loext:opacity="100%" style:font-name="Arial" fo:font-weight="bold" officeooo:rsid="0004df97" style:font-name-asian="Arial3" style:font-weight-asian="bold" style:font-name-complex="Arial3" style:font-weight-complex="bold"/>
    </style:style>
    <style:style style:name="T41" style:family="text">
      <style:text-properties fo:color="#1155cc" loext:opacity="100%" style:font-name="Arial" fo:font-weight="bold" officeooo:rsid="0005760c" style:font-name-asian="Arial3" style:font-weight-asian="bold" style:font-name-complex="Arial3" style:font-weight-complex="bold"/>
    </style:style>
    <style:style style:name="T42" style:family="text">
      <style:text-properties fo:color="#1155cc" loext:opacity="100%" style:font-name="Arial" fo:font-weight="normal" officeooo:rsid="0005760c" style:font-name-asian="Arial3" style:font-weight-asian="normal" style:font-name-complex="Arial3" style:font-weight-complex="normal"/>
    </style:style>
    <style:style style:name="T43" style:family="text">
      <style:text-properties fo:color="#1155cc" loext:opacity="100%" style:font-name="Arial" style:font-name-asian="Arial3" style:font-name-complex="Arial3"/>
    </style:style>
    <style:style style:name="T44" style:family="text">
      <style:text-properties style:font-name="Arial" fo:font-size="7pt" style:font-name-asian="Arial3" style:font-size-asian="7pt" style:font-name-complex="Arial3" style:font-size-complex="7pt"/>
    </style:style>
    <style:style style:name="T45" style:family="text">
      <style:text-properties style:font-name="Arial" fo:font-size="7pt" fo:font-weight="bold" style:font-name-asian="Arial3" style:font-size-asian="7pt" style:font-weight-asian="bold" style:font-name-complex="Arial3" style:font-size-complex="7pt"/>
    </style:style>
    <style:style style:name="T46" style:family="text">
      <style:text-properties style:font-name="Arial" fo:font-weight="bold" style:font-name-asian="Arial3" style:font-weight-asian="bold" style:font-name-complex="Arial3"/>
    </style:style>
    <style:style style:name="T47" style:family="text">
      <style:text-properties style:font-name="Arial" fo:font-weight="bold" officeooo:rsid="0004df97" style:font-name-asian="Arial3" style:font-weight-asian="bold" style:font-name-complex="Arial3"/>
    </style:style>
    <style:style style:name="T48" style:family="text">
      <style:text-properties style:font-name="Arial" fo:font-weight="bold" style:font-name-asian="Arial3" style:font-weight-asian="bold" style:font-name-complex="Arial3" style:font-weight-complex="bold"/>
    </style:style>
    <style:style style:name="T49" style:family="text">
      <style:text-properties style:font-name="Arial" fo:font-weight="bold" officeooo:rsid="00098646" style:font-name-asian="Arial3" style:font-weight-asian="bold" style:font-name-complex="Arial3" style:font-weight-complex="bold"/>
    </style:style>
    <style:style style:name="T50" style:family="text">
      <style:text-properties style:font-name="Arial" fo:font-weight="bold" officeooo:rsid="0005760c" style:font-name-asian="Arial3" style:font-weight-asian="bold" style:font-name-complex="Arial3"/>
    </style:style>
    <style:style style:name="T51" style:family="text">
      <style:text-properties style:font-name="Arial" fo:font-weight="bold" officeooo:rsid="00098646" style:font-name-asian="Arial3" style:font-weight-asian="bold" style:font-name-complex="Arial3"/>
    </style:style>
    <style:style style:name="T52" style:family="text">
      <style:text-properties style:font-name="Arial" fo:font-weight="bold" officeooo:rsid="000af3c7" style:font-name-asian="Arial3" style:font-weight-asian="bold" style:font-name-complex="Arial3"/>
    </style:style>
    <style:style style:name="T53" style:family="text">
      <style:text-properties style:font-name="Arial" fo:font-size="8pt" style:font-name-asian="Arial3" style:font-size-asian="8pt" style:font-name-complex="Arial3" style:font-size-complex="8pt"/>
    </style:style>
    <style:style style:name="T54" style:family="text">
      <style:text-properties style:font-name="Arial" fo:font-size="8pt" fo:font-weight="bold" style:font-name-asian="Arial3" style:font-size-asian="8pt" style:font-weight-asian="bold" style:font-name-complex="Arial3" style:font-size-complex="8pt"/>
    </style:style>
    <style:style style:name="T55" style:family="text">
      <style:text-properties style:font-name="Arial" fo:font-size="8pt" fo:font-weight="bold" officeooo:rsid="0005760c" style:font-name-asian="Arial3" style:font-size-asian="8pt" style:font-weight-asian="bold" style:font-name-complex="Arial3" style:font-size-complex="8pt"/>
    </style:style>
    <style:style style:name="T56" style:family="text">
      <style:text-properties style:font-name="Arial" fo:font-size="10.5pt" fo:font-weight="bold" style:font-name-asian="Arial3" style:font-size-asian="10.5pt" style:font-weight-asian="bold" style:font-name-complex="Arial3" style:font-size-complex="10.5pt"/>
    </style:style>
    <style:style style:name="T57" style:family="text">
      <style:text-properties style:font-name="Arial" style:font-name-asian="Arial3" style:font-name-complex="Arial3"/>
    </style:style>
    <style:style style:name="T58" style:family="text">
      <style:text-properties style:font-name="Arial" officeooo:rsid="0004df97" style:font-name-asian="Arial3" style:font-name-complex="Arial3"/>
    </style:style>
    <style:style style:name="T59" style:family="text">
      <style:text-properties style:font-name="Arial" officeooo:rsid="00098646" style:font-name-asian="Arial3" style:font-name-complex="Arial3"/>
    </style:style>
    <style:style style:name="T60" style:family="text">
      <style:text-properties style:font-name="Arial" officeooo:rsid="000f675d" style:font-name-asian="Arial3" style:font-name-complex="Arial3"/>
    </style:style>
    <style:style style:name="T61" style:family="text">
      <style:text-properties style:font-name="Arial" fo:font-size="11pt" fo:font-weight="bold" style:font-name-asian="Arial3" style:font-size-asian="11pt" style:font-weight-asian="bold" style:font-name-complex="Arial3" style:font-size-complex="11pt"/>
    </style:style>
    <style:style style:name="T62" style:family="text">
      <style:text-properties style:font-name="Arial" fo:font-style="italic" style:font-name-asian="Arial3" style:font-style-asian="italic" style:font-name-complex="Arial3"/>
    </style:style>
    <style:style style:name="T63" style:family="text">
      <style:text-properties style:font-name="Arial" fo:font-style="italic" officeooo:rsid="0004df97" style:font-name-asian="Arial3" style:font-style-asian="italic" style:font-name-complex="Arial3"/>
    </style:style>
    <style:style style:name="T64" style:family="text">
      <style:text-properties style:font-name="Arial" fo:font-style="italic" fo:font-weight="bold" style:font-name-asian="Arial3" style:font-style-asian="italic" style:font-weight-asian="bold" style:font-name-complex="Arial3"/>
    </style:style>
    <style:style style:name="T65" style:family="text">
      <style:text-properties style:font-name="Arial" fo:font-style="italic" fo:font-weight="bold" officeooo:rsid="0004df97" style:font-name-asian="Arial3" style:font-style-asian="italic" style:font-weight-asian="bold" style:font-name-complex="Arial3"/>
    </style:style>
    <style:style style:name="T66" style:family="text">
      <style:text-properties style:font-name="Arial" fo:font-style="italic" fo:font-weight="bold" style:font-name-asian="Arial3" style:font-style-asian="italic" style:font-weight-asian="bold" style:font-name-complex="Arial3" style:font-weight-complex="bold"/>
    </style:style>
    <style:style style:name="T67" style:family="text">
      <style:text-properties style:font-name="Arial" fo:font-size="9pt" fo:font-weight="bold" style:font-name-asian="Arial3" style:font-size-asian="9pt" style:font-weight-asian="bold" style:font-name-complex="Arial3" style:font-size-complex="9pt"/>
    </style:style>
    <style:style style:name="T68" style:family="text">
      <style:text-properties style:font-name="Arial" fo:font-size="9pt" fo:font-style="italic" style:font-name-asian="Arial3" style:font-size-asian="9pt" style:font-style-asian="italic" style:font-name-complex="Arial3" style:font-size-complex="9pt"/>
    </style:style>
    <style:style style:name="T69" style:family="text">
      <style:text-properties style:font-name="Arial" fo:font-size="9pt" fo:font-style="italic" officeooo:rsid="0004df97" style:font-name-asian="Arial3" style:font-size-asian="9pt" style:font-style-asian="italic" style:font-name-complex="Arial3" style:font-size-complex="9pt"/>
    </style:style>
    <style:style style:name="T70" style:family="text">
      <style:text-properties fo:color="#333333" loext:opacity="100%" style:font-name="Arial" fo:font-weight="bold" style:font-name-asian="Arial3" style:font-weight-asian="bold" style:font-name-complex="Arial3"/>
    </style:style>
    <style:style style:name="T71" style:family="text">
      <style:text-properties fo:color="#000000" loext:opacity="100%" style:font-name="Arial" style:font-name-asian="Arial3" style:font-name-complex="Arial3"/>
    </style:style>
    <style:style style:name="T72" style:family="text">
      <style:text-properties fo:color="#000000" loext:opacity="100%" style:font-name="Arial" officeooo:rsid="00106f43" style:font-name-asian="Arial3" style:font-name-complex="Arial3"/>
    </style:style>
    <style:style style:name="T73" style:family="text">
      <style:text-properties fo:color="#000000" loext:opacity="100%" style:font-name="Arial" fo:font-style="italic" style:font-name-asian="Arial3" style:font-style-asian="italic" style:font-name-complex="Arial3"/>
    </style:style>
    <style:style style:name="T74" style:family="text">
      <style:text-properties fo:color="#000000" loext:opacity="100%" style:font-name="Arial" fo:font-style="italic" officeooo:rsid="0004df97" style:font-name-asian="Arial3" style:font-style-asian="italic" style:font-name-complex="Arial3"/>
    </style:style>
    <style:style style:name="T75" style:family="text">
      <style:text-properties fo:color="#000000" loext:opacity="100%" style:font-name="Arial" fo:font-style="italic" fo:font-weight="bold" style:font-name-asian="Arial3" style:font-style-asian="italic" style:font-weight-asian="bold" style:font-name-complex="Arial3"/>
    </style:style>
    <style:style style:name="T76" style:family="text">
      <style:text-properties fo:color="#000000" loext:opacity="100%" style:font-name="Arial" fo:font-style="italic" fo:font-weight="bold" officeooo:rsid="0004df97" style:font-name-asian="Arial3" style:font-style-asian="italic" style:font-weight-asian="bold" style:font-name-complex="Arial3"/>
    </style:style>
    <style:style style:name="T77" style:family="text">
      <style:text-properties fo:color="#000000" loext:opacity="100%" style:font-name="Arial" fo:font-style="italic" fo:font-weight="bold" officeooo:rsid="0004df97" style:font-name-asian="Arial3" style:font-style-asian="italic" style:font-weight-asian="bold" style:font-name-complex="Arial3" style:font-style-complex="italic" style:font-weight-complex="bold"/>
    </style:style>
    <style:style style:name="T78" style:family="text">
      <style:text-properties fo:color="#000000" loext:opacity="100%" style:font-name="Arial" fo:font-style="italic" fo:font-weight="normal" style:font-name-asian="Arial3" style:font-style-asian="italic" style:font-weight-asian="normal" style:font-name-complex="Arial3" style:font-weight-complex="normal"/>
    </style:style>
    <style:style style:name="T79" style:family="text">
      <style:text-properties fo:color="#000000" loext:opacity="100%" style:font-name="Arial" fo:font-weight="bold" style:font-name-asian="Arial3" style:font-weight-asian="bold" style:font-name-complex="Arial3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color="#111111" loext:opacity="100%" style:font-name="Arial" fo:font-weight="bold" style:font-name-asian="Arial3" style:font-weight-asian="bold" style:font-name-complex="Arial3" style:font-weight-complex="bold"/>
    </style:style>
    <style:style style:name="T82" style:family="text">
      <style:text-properties fo:color="#111111" loext:opacity="100%" style:font-name="Arial" fo:font-weight="bold" officeooo:rsid="0005760c" style:font-name-asian="Arial3" style:font-weight-asian="bold" style:font-name-complex="Arial3" style:font-weight-complex="bold"/>
    </style:style>
    <style:style style:name="T83" style:family="text">
      <style:text-properties fo:color="#111111" loext:opacity="100%" style:font-name="Arial" fo:font-weight="normal" style:font-name-asian="Arial3" style:font-weight-asian="normal" style:font-name-complex="Arial3" style:font-weight-complex="normal"/>
    </style:style>
    <style:style style:name="T84" style:family="text">
      <style:text-properties fo:color="#111111" loext:opacity="100%" style:font-name="Arial" fo:font-weight="normal" officeooo:rsid="0005760c" style:font-name-asian="Arial3" style:font-weight-asian="normal" style:font-name-complex="Arial3" style:font-weight-complex="normal"/>
    </style:style>
    <style:style style:name="T85" style:family="text">
      <style:text-properties fo:color="#729fcf" loext:opacity="100%" style:font-name="Arial" fo:font-weight="bold" officeooo:rsid="0005760c" style:font-name-asian="Arial3" style:font-weight-asian="bold" style:font-name-complex="Arial3" style:font-weight-complex="bold"/>
    </style:style>
    <style:style style:name="T86" style:family="text">
      <style:text-properties fo:color="#000080" loext:opacity="100%" style:font-name="Arial" fo:font-weight="bold" style:font-name-asian="Arial3" style:font-weight-asian="bold" style:font-name-complex="Arial3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84in" fo:text-indent="-0.25in" fo:margin-left="0.498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84in" fo:text-indent="-0.25in" fo:margin-left="0.748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84in" fo:text-indent="-0.25in" fo:margin-left="1.248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84in" fo:text-indent="-0.25in" fo:margin-left="1.748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84in" fo:text-indent="-0.25in" fo:margin-left="2.248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84in" fo:text-indent="-0.25in" fo:margin-left="2.7484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A</text:span><text:span text:style-name="T2">BHISHEK KUMAR CHOUDHARY</text:span></text:p>
      <text:p text:style-name="P20"><text:a xlink:type="simple" xlink:href="mailto:chyabhishekavi@gmail.com" text:style-name="Internet_20_link" text:visited-style-name="Visited_20_Internet_20_Link"><text:span text:style-name="T36">chyabhishekavi@gmail.</text:span><text:span text:style-name="T37">com</text:span></text:a><text:span text:style-name="T37"> </text:span><text:span text:style-name="T16">|</text:span><text:span text:style-name="T5"> </text:span><text:span text:style-name="T14">+91-</text:span><text:span text:style-name="T15">9798429653 </text:span><text:span text:style-name="T16"><text:s/></text:span><text:span text:style-name="T3">|</text:span><text:span text:style-name="T13"> </text:span><text:a xlink:type="simple" xlink:href="https://github.com/chyabhishekavi" text:style-name="Internet_20_link" text:visited-style-name="Visited_20_Internet_20_Link"><text:span text:style-name="T35">GitHub</text:span></text:a><text:span text:style-name="T14"> </text:span><text:span text:style-name="T18">| </text:span><text:a xlink:type="simple" xlink:href="https://www.linkedin.com/in/abhishek-kumar-choudhary-7224a9206/" text:style-name="Internet_20_link" text:visited-style-name="Visited_20_Internet_20_Link"><text:span text:style-name="T9">Linkedin</text:span></text:a><text:span text:style-name="T18"> </text:span><text:span text:style-name="T19">|</text:span><text:span text:style-name="T25"> </text:span><text:a xlink:type="simple" xlink:href="https://auth.geeksforgeeks.org/user/chyabhishekavi" text:style-name="Internet_20_link" text:visited-style-name="Visited_20_Internet_20_Link"><text:span text:style-name="T33">GFG</text:span></text:a><text:span text:style-name="T34"> </text:span></text:p>
      <text:p text:style-name="P3"/>
      <text:p text:style-name="P10">Education</text:p>
      <text:p text:style-name="P6"/>
      <text:p text:style-name="Standard"><text:span text:style-name="T46">Institute of</text:span><text:span text:style-name="T70"> Engineering &amp; </text:span><text:span text:style-name="T46">Management, Kolkata , West-Bengal, India</text:span><text:span text:style-name="T53"> <text:s text:c="2"/><text:tab/><text:tab/></text:span><text:span text:style-name="T56"> <text:s text:c="10"/><text:tab/> <text:s text:c="23"/></text:span><text:span text:style-name="T46">2020 - 2024</text:span></text:p>
      <text:list text:style-name="L1">
        <text:list-item>
          <text:p text:style-name="P13"><text:bookmark text:name="_gjdgxs"/><text:span text:style-name="T57">Computer Science and Engineering </text:span><text:span text:style-name="T71">| CGPA: </text:span><text:span text:style-name="T77">9.40</text:span><text:span text:style-name="T46"><text:tab/><text:tab/><text:tab/><text:tab/><text:tab/> <text:tab/><text:tab/></text:span><text:span text:style-name="T54">(expecte</text:span><text:span text:style-name="T55">d)</text:span></text:p>
        </text:list-item>
      </text:list>
      <text:p text:style-name="Standard"><text:span text:style-name="T47">Progressive Central High School</text:span><text:span text:style-name="T46">, India<text:tab/></text:span><text:span text:style-name="T61"><text:tab/><text:tab/><text:tab/><text:tab/><text:tab/><text:tab/><text:tab/><text:tab/></text:span></text:p>
      <text:list text:style-name="L2">
        <text:list-item>
          <text:p text:style-name="P14"><text:span text:style-name="T63">CBSE</text:span><text:span text:style-name="T62"> (Class XII), Aggregate</text:span><text:span text:style-name="T66">: </text:span><text:span text:style-name="T65">92.2</text:span><text:span text:style-name="T62"><text:tab/><text:tab/><text:tab/><text:tab/><text:tab/><text:tab/><text:tab/><text:tab/> <text:s text:c="12"/></text:span><text:span text:style-name="T64">201</text:span><text:span text:style-name="T65">9</text:span><text:span text:style-name="T64"> - 20</text:span><text:span text:style-name="T65">20</text:span></text:p>
        </text:list-item>
      </text:list>
      <text:p text:style-name="Standard"><text:span text:style-name="T47">City Central High</text:span><text:span text:style-name="T46"> School, India <text:tab/><text:tab/><text:tab/><text:tab/><text:tab/><text:tab/><text:tab/><text:tab/><text:tab/><text:tab/>201</text:span><text:span text:style-name="T47">7</text:span><text:span text:style-name="T46"> - 201</text:span><text:span text:style-name="T47">8</text:span></text:p>
      <text:list text:style-name="L3">
        <text:list-item>
          <text:p text:style-name="P21"><text:span text:style-name="T74">CBSE</text:span><text:span text:style-name="T73">(Class X), </text:span><text:span text:style-name="T78">Aggregate</text:span><text:span text:style-name="T75">: </text:span><text:span text:style-name="T76">90.6</text:span><text:span text:style-name="T73"> </text:span><text:span text:style-name="T62"><text:tab/><text:tab/></text:span><text:span text:style-name="T67"><text:tab/><text:tab/><text:tab/><text:tab/> <text:s text:c="13"/><text:tab/><text:tab/> <text:s text:c="17"/></text:span></text:p>
        </text:list-item>
      </text:list>
      <text:p text:style-name="P10">Skills</text:p>
      <text:p text:style-name="P4"/>
      <text:p text:style-name="P7"><text:span text:style-name="T58">Data Structure &amp; Algorithm | </text:span><text:span text:style-name="T57">C | Java | </text:span><text:span text:style-name="T58">Java(Oops) | </text:span><text:span text:style-name="T57">O</text:span><text:span text:style-name="T58">perating System</text:span><text:span text:style-name="T57"> | DBMS | C</text:span><text:span text:style-name="T58">omputer Network</text:span><text:span text:style-name="T57"> | Software Eng</text:span><text:span text:style-name="T58">ineering </text:span><text:span text:style-name="T57">| JavaScript | React</text:span><text:span text:style-name="T60">(Basic)</text:span><text:span text:style-name="T57"> | </text:span><text:span text:style-name="T71"><text:s/>MySQL</text:span><text:span text:style-name="T57"> |</text:span><text:span text:style-name="T71"> Git </text:span><text:span text:style-name="T72">| Node.js | MongoDB</text:span></text:p>
      <text:p text:style-name="P35">Internship</text:p>
      <text:p text:style-name="P2"><text:span text:style-name="T46"><text:s/>Oasis Infobyte</text:span><text:span text:style-name="T51"> </text:span><text:span text:style-name="T57">|</text:span><text:span text:style-name="T46"> </text:span><text:span text:style-name="T57">Web-Developer</text:span><text:span text:style-name="T44"><text:tab/></text:span><text:span text:style-name="T45"><text:tab/></text:span><text:span text:style-name="T46"><text:tab/> <text:s text:c="2"/><text:tab/><text:tab/> <text:s text:c="52"/></text:span><text:span text:style-name="T47">May</text:span><text:span text:style-name="T46">' 23 - Ju</text:span><text:span text:style-name="T47">ne</text:span><text:span text:style-name="T46">' 23</text:span></text:p>
      <text:list text:style-name="L4">
        <text:list-item>
          <text:p text:style-name="P28"><text:span text:style-name="T57">Developed practical skills in </text:span><text:span text:style-name="T46">front-end web developmen</text:span><text:span text:style-name="T57">t, creating a fully functional </text:span><text:span text:style-name="T46">vegetable selling website</text:span><text:span text:style-name="T57">.</text:span></text:p>
        </text:list-item>
        <text:list-item>
          <text:p text:style-name="P15"><text:span text:style-name="T46">Collaborated</text:span><text:span text:style-name="T57"> with designers, copywriters, and other stakeholders to </text:span><text:span text:style-name="T46">ensure website accuracy and functionality.</text:span></text:p>
        </text:list-item>
        <text:list-item>
          <text:p text:style-name="P22"><text:span text:style-name="T57">Demonstrated </text:span><text:span text:style-name="T46">expertise</text:span><text:span text:style-name="T57"> in </text:span><text:span text:style-name="T46">responsive</text:span><text:span text:style-name="T57"> design, </text:span><text:span text:style-name="T46">adaptability</text:span><text:span text:style-name="T57"> to various screens, devices for a </text:span><text:span text:style-name="T46">seamless</text:span><text:span text:style-name="T57"> <text:s/>experience.</text:span></text:p>
        </text:list-item>
        <text:list-item>
          <text:p text:style-name="P22"><text:span text:style-name="T46">Showcased</text:span><text:span text:style-name="T57"> </text:span><text:span text:style-name="T46">adaptability</text:span><text:span text:style-name="T57"> and a </text:span><text:span text:style-name="T46">quick learning curve</text:span><text:span text:style-name="T57"> in keeping up with </text:span><text:span text:style-name="T46">emerging web technologies</text:span><text:span text:style-name="T57"> and tools.</text:span></text:p>
        </text:list-item>
      </text:list>
      <text:p text:style-name="P11">Projects</text:p>
      <text:p text:style-name="Standard"><text:span text:style-name="T46">E-Health Care <text:tab/></text:span><text:span text:style-name="T79"><text:tab/><text:tab/><text:tab/><text:tab/><text:tab/><text:tab/><text:tab/> <text:s text:c="9"/><text:tab/><text:tab/><text:tab/> <text:s text:c="22"/><text:tab/></text:span><text:span text:style-name="T46"> <text:s text:c="6"/>Jan’23</text:span></text:p>
      <text:list text:style-name="L5">
        <text:list-item>
          <text:p text:style-name="P29">A Fully Online Health Care System </text:p>
        </text:list-item>
        <text:list-item>
          <text:p text:style-name="P16"><text:span text:style-name="T57">Utilized </text:span><text:span text:style-name="T46">artificial intelligence</text:span><text:span text:style-name="T57"> and </text:span><text:span text:style-name="T46">machine learning</text:span><text:span text:style-name="T57"> to analyze patient symptoms and suggest </text:span><text:span text:style-name="T46">potential diseases</text:span><text:span text:style-name="T57">. </text:span></text:p>
        </text:list-item>
        <text:list-item>
          <text:p text:style-name="P24"><text:span text:style-name="T57">Implemented an </text:span><text:span text:style-name="T46">online booking system</text:span><text:span text:style-name="T57"> to search for doctors based on </text:span><text:span text:style-name="T46">specialty,availability,and other criteria</text:span><text:span text:style-name="T57">.</text:span></text:p>
        </text:list-item>
        <text:list-item>
          <text:p text:style-name="P24"><text:span text:style-name="T57">Access the project details at: </text:span><text:a xlink:type="simple" xlink:href="https://github.com/Amarjeet-op/E-HealthCare" text:style-name="Internet_20_link" text:visited-style-name="Visited_20_Internet_20_Link"><text:span text:style-name="T38">E-HealthCare</text:span><text:span text:style-name="T46">.</text:span></text:a></text:p>
        </text:list-item>
      </text:list>
      <text:p text:style-name="P9">Sorting Visualizer<text:tab/><text:tab/><text:tab/><text:tab/><text:tab/><text:tab/><text:tab/><text:tab/> <text:s text:c="9"/><text:tab/><text:tab/><text:tab/><text:tab/> <text:s text:c="6"/>Jul’22</text:p>
      <text:list text:style-name="L6">
        <text:list-item>
          <text:p text:style-name="P30">Animated View Of Different Sorting Algorithms </text:p>
        </text:list-item>
        <text:list-item>
          <text:p text:style-name="P17"><text:span text:style-name="T57">Demonstrated the </text:span><text:span text:style-name="T46">visual implementation</text:span><text:span text:style-name="T57"> of </text:span><text:span text:style-name="T46">various sorting algorithms</text:span><text:span text:style-name="T57">.</text:span></text:p>
        </text:list-item>
        <text:list-item>
          <text:p text:style-name="P23"><text:span text:style-name="T57">Designed to </text:span><text:span text:style-name="T46">enhance</text:span><text:span text:style-name="T57"> user </text:span><text:span text:style-name="T46">understanding </text:span><text:span text:style-name="T57">of the </text:span><text:span text:style-name="T46">underlying mechanisms</text:span><text:span text:style-name="T57"> of each </text:span><text:span text:style-name="T46">algorithm.</text:span></text:p>
        </text:list-item>
        <text:list-item>
          <text:p text:style-name="P23"><text:span text:style-name="T57">Access the tool at:</text:span><text:span text:style-name="T46"> </text:span><text:a xlink:type="simple" xlink:href="https://github.com/chyabhishekavi/Sorting-Visualizer" text:style-name="Internet_20_link" text:visited-style-name="Visited_20_Internet_20_Link"><text:span text:style-name="T38">Sorting-Visualizer</text:span><text:span text:style-name="T46">.</text:span></text:a></text:p>
        </text:list-item>
      </text:list>
      <text:p text:style-name="Standard"><text:span text:style-name="T47"><text:s/>Movix </text:span><text:span text:style-name="T46"><text:tab/><text:tab/><text:tab/><text:tab/><text:tab/><text:tab/><text:tab/><text:tab/> <text:s text:c="80"/></text:span><text:span text:style-name="T47">Progress</text:span><text:span text:style-name="T46"> <text:s text:c="5"/></text:span></text:p>
      <text:list text:style-name="L7">
        <text:list-item>
          <text:p text:style-name="P31"><text:span text:style-name="T69">React – Based Movie database Application</text:span><text:span text:style-name="T68"> </text:span></text:p>
        </text:list-item>
        <text:list-item>
          <text:p text:style-name="P32">Designed and Developed <text:span text:style-name="T80">Movix</text:span> , a user friendly Movie database using <text:span text:style-name="T80">React</text:span>, <text:span text:style-name="T80">Redux</text:span> and <text:span text:style-name="T80">SCSS</text:span>.</text:p>
        </text:list-item>
        <text:list-item>
          <text:p text:style-name="P33">Ensured a smooth and <text:span text:style-name="T80">Intuitive interface</text:span>, highlighting proficiency in Modern web development.</text:p>
        </text:list-item>
        <text:list-item>
          <text:p text:style-name="P25"><text:span text:style-name="T57">Access the project details at: </text:span><text:a xlink:type="simple" xlink:href="https://github.com/chyabhishekavi/Movix" text:style-name="Internet_20_link" text:visited-style-name="Visited_20_Internet_20_Link"><text:span text:style-name="T40">Movix</text:span><text:span text:style-name="T39"> </text:span></text:a><text:span text:style-name="T39">.</text:span></text:p>
        </text:list-item>
      </text:list>
      <text:list text:style-name="WWNum5">
        <text:list-header>
          <text:p text:style-name="P26"><text:span text:style-name="T81">Movie Recommender System Project using Machine Learning</text:span><text:span text:style-name="T39"> <text:s text:c="80"/></text:span><text:span text:style-name="T82">Aug’23</text:span></text:p>
        </text:list-header>
        <text:list-item>
          <text:p text:style-name="P27"><text:span text:style-name="T83">Created a cutting-edge movie recommender system utilizing </text:span><text:span text:style-name="T81">content-based filtering approach.</text:span></text:p>
        </text:list-item>
        <text:list-item>
          <text:p text:style-name="P27"><text:span text:style-name="T83">Engineered </text:span><text:span text:style-name="T81">cosine similarity</text:span><text:span text:style-name="T83"> to gauge similarity between movie features and user preferences. </text:span><text:span text:style-name="T84">Access:</text:span><text:span text:style-name="T42"> </text:span><text:a xlink:type="simple" xlink:href="https://github.com/chyabhishekavi/movie--recommender-system" text:style-name="Internet_20_link" text:visited-style-name="Visited_20_Internet_20_Link"><text:span text:style-name="T41">MRSP</text:span></text:a><text:span text:style-name="T85">.</text:span></text:p>
        </text:list-item>
      </text:list>
      <text:p text:style-name="P10">Academic and Extracurricular Achievements</text:p>
      <text:p text:style-name="P8"/>
      <text:list text:style-name="L8">
        <text:list-item>
          <text:p text:style-name="P34"><text:span text:style-name="T48">Head Boy</text:span><text:span text:style-name="T57"> in School </text:span><text:span text:style-name="T58">&amp; </text:span><text:span text:style-name="T49">CR</text:span><text:span text:style-name="T59"> in </text:span><text:span text:style-name="T58">College.</text:span></text:p>
        </text:list-item>
        <text:list-item>
          <text:p text:style-name="P34"><text:span text:style-name="T57">Led and guided an </text:span><text:span text:style-name="T48">interschool kabaddi</text:span><text:span text:style-name="T57"> team to victory, securing the championship title in the final match. </text:span></text:p>
        </text:list-item>
        <text:list-item>
          <text:p text:style-name="P34"><text:span text:style-name="T46">Solved</text:span><text:span text:style-name="T57"> more than </text:span><text:span text:style-name="T46">2</text:span><text:span text:style-name="T47">5</text:span><text:span text:style-name="T46">0 </text:span><text:span text:style-name="T50">coding challenges</text:span><text:span text:style-name="T57"> across different platforms.</text:span></text:p>
        </text:list-item>
        <text:list-item>
          <text:p text:style-name="P34"><text:span text:style-name="T57">Represented my school at the</text:span><text:span text:style-name="T43"> </text:span><text:a xlink:type="simple" xlink:href="https://drive.google.com/file/d/176t5mGQ55Sfx9IK9XGHfBCLCJcDU8fbo/view" text:style-name="Internet_20_link" text:visited-style-name="Visited_20_Internet_20_Link"><text:span text:style-name="T86">PCRA</text:span></text:a><text:span text:style-name="T39"> </text:span><text:span text:style-name="T57">National Quiz competition. </text:span></text:p>
        </text:list-item>
      </text:list>
      <text:p text:style-name="P10">Certifications</text:p>
      <text:p text:style-name="P5"/>
      <text:p text:style-name="P1"><text:span text:style-name="T51">Java &amp; React</text:span><text:span text:style-name="T46"> | </text:span><text:span text:style-name="T51">HackerRank</text:span><text:span text:style-name="T57"><text:tab/><text:tab/><text:tab/><text:tab/><text:tab/><text:tab/><text:tab/><text:tab/></text:span><text:span text:style-name="T46"><text:tab/><text:tab/> <text:s/><text:tab/> <text:s text:c="4"/></text:span><text:span text:style-name="T52">Nov</text:span><text:span text:style-name="T46">’2</text:span><text:span text:style-name="T52">3</text:span><text:span text:style-name="T46"> </text:span></text:p>
      <text:list text:style-name="L9">
        <text:list-item>
          <text:p text:style-name="P18"><text:span text:style-name="T57">Executed Java and React assessments, showcasing adept </text:span><text:span text:style-name="T48">technical skills</text:span><text:span text:style-name="T57"> and </text:span><text:span text:style-name="T48">problem-solving</text:span><text:span text:style-name="T57"> capabilities.</text:span></text:p>
        </text:list-item>
      </text:list>
      <text:p text:style-name="P1"><text:span text:style-name="T46">Database Management System | NPTEL</text:span><text:span text:style-name="T57"><text:tab/><text:tab/><text:tab/><text:tab/><text:tab/><text:tab/><text:tab/> <text:s text:c="14"/><text:tab/> <text:s text:c="4"/></text:span><text:span text:style-name="T46">Jun’22 </text:span></text:p>
      <text:list text:style-name="L10">
        <text:list-item>
          <text:p text:style-name="P19"><text:span text:style-name="T57">Provided comprehensive instruction in the</text:span><text:span text:style-name="T46"> principles and practices</text:span><text:span text:style-name="T57"> of managing databas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Noto Sans Symbols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0.3929in" fo:margin-right="0.3327in" style:writing-mode="lr-tb" style:layout-grid-color="#c0c0c0" style:layout-grid-lines="2769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3</meta:editing-cycles>
    <meta:creation-date>2023-11-18T18:39:00</meta:creation-date>
    <dc:date>2023-12-02T18:10:50.368000000</dc:date>
    <meta:editing-duration>PT19H7M53S</meta:editing-duration>
    <meta:generator>Edit_Docx_PLUS/7.4.0.3$Windows_X86_64 LibreOffice_project/</meta:generator>
    <meta:document-statistic meta:table-count="0" meta:image-count="0" meta:object-count="0" meta:page-count="1" meta:paragraph-count="46" meta:word-count="421" meta:character-count="3317" meta:non-whitespace-character-count="2469"/>
    <meta:user-defined meta:name="AppVersion">16.0000</meta:user-defined>
    <meta:template xlink:type="simple" xlink:actuate="onRequest" xlink:title="Normal" xlink:href=""/>
  </office:meta>
</office:document-meta>
</file>